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241e8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a2739" officeooo:paragraph-rsid="001a273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3"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style:text-underline-style="none" fo:font-weight="normal" officeooo:rsid="002f1e52" officeooo:paragraph-rsid="00310033"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officeooo:paragraph-rsid="00324513"/>
    </style:style>
    <style:style style:name="T1" style:family="text">
      <style:text-properties officeooo:rsid="001cd5f1"/>
    </style:style>
    <style:style style:name="T2" style:family="text">
      <style:text-properties fo:font-weight="bold" style:font-weight-asian="bold" style:font-weight-complex="bold"/>
    </style:style>
    <style:style style:name="T3" style:family="text">
      <style:text-properties fo:font-weight="bold" officeooo:rsid="001cd5f1" style:font-weight-asian="bold" style:font-weight-complex="bold"/>
    </style:style>
    <style:style style:name="T4" style:family="text">
      <style:text-properties officeooo:rsid="001f6891"/>
    </style:style>
    <style:style style:name="T5" style:family="text">
      <style:text-properties fo:font-style="italic" style:font-style-asian="italic" style:font-style-complex="italic"/>
    </style:style>
    <style:style style:name="T6" style:family="text">
      <style:text-properties fo:font-style="italic" officeooo:rsid="0026e951" style:font-style-asian="italic" style:font-style-complex="italic"/>
    </style:style>
    <style:style style:name="T7" style:family="text">
      <style:text-properties fo:font-style="italic" officeooo:rsid="002ab18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6872" style:font-style-asian="normal" style:font-style-complex="normal"/>
    </style:style>
    <style:style style:name="T10" style:family="text">
      <style:text-properties fo:font-style="normal" officeooo:rsid="0026e951" style:font-style-asian="normal" style:font-style-complex="normal"/>
    </style:style>
    <style:style style:name="T11" style:family="text">
      <style:text-properties fo:font-style="normal" officeooo:rsid="0028c8cc" style:font-style-asian="normal" style:font-style-complex="normal"/>
    </style:style>
    <style:style style:name="T12" style:family="text">
      <style:text-properties fo:font-style="normal" officeooo:rsid="002ab184" style:font-style-asian="normal" style:font-style-complex="normal"/>
    </style:style>
    <style:style style:name="T13" style:family="text">
      <style:text-properties fo:font-style="normal" officeooo:rsid="002afe08" style:font-style-asian="normal" style:font-style-complex="normal"/>
    </style:style>
    <style:style style:name="T14" style:family="text">
      <style:text-properties fo:font-style="normal" officeooo:rsid="002f1e52" style:font-style-asian="normal" style:font-style-complex="normal"/>
    </style:style>
    <style:style style:name="T15" style:family="text">
      <style:text-properties fo:font-style="normal" officeooo:rsid="002c75ba" style:font-style-asian="normal" style:font-style-complex="normal"/>
    </style:style>
    <style:style style:name="T16" style:family="text">
      <style:text-properties officeooo:rsid="00226872"/>
    </style:style>
    <style:style style:name="T17" style:family="text">
      <style:text-properties officeooo:rsid="0022cebb"/>
    </style:style>
    <style:style style:name="T18" style:family="text">
      <style:text-properties officeooo:rsid="002d8d40"/>
    </style:style>
    <style:style style:name="T19" style:family="text">
      <style:text-properties officeooo:rsid="00310033"/>
    </style:style>
    <style:style style:name="T20"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21"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22"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23"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24"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18">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ans ce court rapport, nous décrirons de façon chronologique la façon dont nous avons construit l'exécutable.</text:p>
      <text:p text:style-name="P6"/>
      <text:p text:style-name="P4">I.<text:span text:style-name="T17">É</text:span>tude du format .rtf en lecture et en écriture :</text:p>
      <text:p text:style-name="P4"/>
      <text:p text:style-name="P4"/>
      <text:p text:style-name="P4"/>
      <text:p text:style-name="P5">rappel xml</text:p>
      <text:p text:style-name="P7">Avant de s'intéresser à la partie algorithmique du problème il nous semblait intéressant de comprendre la structure de fichiers avec laquelle on allait travailler afin de connaître quelles seraient les informations disponibles sur les paragraphes.</text:p>
      <text:p text:style-name="P8">Nous avons dans un premier temps produit plusieurs pages .rtf avec LibreOffice comprenant un ou plusieurs paragraphes, avec une ou plusieurs polices. <text:span text:style-name="T1">En se servant des liens explicatifs proposés dans le sujet, nous avons compris le sens et le positionnement des balises importantes du .rtf, notamment </text:span><text:span text:style-name="T3">les balises qui concernent les polices utilisées, leurs tailles et les balises qui déclarent un nouveau paragraphe.</text:span></text:p>
      <text:p text:style-name="P8"/>
      <text:p text:style-name="P10">Une fois cela fait, nous nous sommes attelés à la construction de la classe <text:span text:style-name="T5">RTFReader.java,</text:span> qui permet de lire un fichier .rtf produit par<text:span text:style-name="T2"> LibreOffice Writer</text:span> et de sauvegarder les informations suivantes : </text:p>
      <text:list xml:id="list8573366066735515873" text:style-name="L1">
        <text:list-item>
          <text:p text:style-name="P12">paragraphes présents</text:p>
        </text:list-item>
        <text:list-item>
          <text:p text:style-name="P12">polices utilisées dans chaque paragraphe</text:p>
        </text:list-item>
        <text:list-item>
          <text:p text:style-name="P12">taille<text:span text:style-name="T4">s</text:span> des-dites polices</text:p>
        </text:list-item>
        <text:list-item>
          <text:p text:style-name="P13">dimension de la pages (hauteur, largeur, marges)</text:p>
        </text:list-item>
        <text:list-item>
          <text:p text:style-name="P13">la police déclarée comme police par défaut</text:p>
        </text:list-item>
      </text:list>
      <text:p text:style-name="P9"/>
      <text:p text:style-name="P11">Le fonctionnement de cette classe est assez dépendante de la manière dont l'éditeur de texte (ici <text:span text:style-name="T5">LibreOffice Writer</text:span><text:span text:style-name="T8">)</text:span> construit le fichier .rtf puisque nous lisons le document "ligne par ligne" et donc la classe utilise le fait que l<text:span text:style-name="T16">es documents produits</text:span> par <text:span text:style-name="T5">LibreOffice Writer</text:span><text:span text:style-name="T8"> </text:span><text:span text:style-name="T9">contiennent </text:span><text:span text:style-name="T8">des éléments toujours placés de la même façon.</text:span></text:p>
      <text:p text:style-name="P11"/>
      <text:p text:style-name="P14"><text:span text:style-name="T8">Ensuite nous avons réflechi à l'écriture dans un fichier .rtf </text:span><text:span text:style-name="T10">et construit la classe </text:span><text:span text:style-name="T6">RTFWriter.java</text:span><text:span text:style-name="T8"> : </text:span><text:span text:style-name="T10">En partant du principe que nous dispos</text:span><text:span text:style-name="T14">i</text:span><text:span text:style-name="T10">ons de toutes les informations recueillies par </text:span><text:span text:style-name="T6">RTFReader </text:span><text:span text:style-name="T11">et que les paragraphes ont été modifiés par l'algorithme, </text:span><text:span text:style-name="T12">l'écriture <text:s/>dans le fichier revient à écrire ligne par ligne les balises au bon endroit. Pour éviter une classe trop confuse, nous avons décidé d'utiliser une librairie java open-source : </text:span><text:span text:style-name="T7">jRTF </text:span><text:span text:style-name="T12">(</text:span><text:a xlink:type="simple" xlink:href="https://github.com/ullenboom/jrtf"><text:span text:style-name="T12">http</text:span></text:a><text:a xlink:type="simple" xlink:href="https://github.com/ullenboom/jrtf"><text:span text:style-name="T13">s</text:span></text:a><text:a xlink:type="simple" xlink:href="https://github.com/ullenboom/jrtf"><text:span text:style-name="T12">://github.com/ullenboom/jrtf</text:span></text:a><text:span text:style-name="T12">). C</text:span><text:span text:style-name="T15">ette librairie permet de façon compacte d'écrire dans un fichier rtf en spécifiant pour chaque paragraphe la police (déclarée au préalable) à utiliser pour celui ci. </text:span><text:span text:style-name="T14">Elle permet de surcroît une gestion facilitée de la mise en page, comme le type d'alignement à utiliser.</text:span></text:p>
      <text:p text:style-name="P14"/>
      <text:p text:style-name="P14"/>
      <text:p text:style-name="P15">Problèmes rencontrés : </text:p>
      <text:p text:style-name="P15"/>
      <text:p text:style-name="P15">Comme dans tout projet informatique, nous n'avons pas été <text:span text:style-name="T19">épargnés par les problèmes. Certains d'entre-eux furent particulièrement intéressant à résoudre car tout le projet en découlait. </text:span></text:p>
      <text:p text:style-name="P17"><text:soft-page-break/><text:span text:style-name="T20">Le problème le plus important,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21">Héritage et typographie". </text:span><text:span text:style-name="T22">Nous avions créer une HashMap pour y stocker la taille de chaque caractère. Ainsi nous comptions calculer la longueur d'une chaine de caractères en sommant la taille de chacun ses caractères. Malheureusement, il s'avérait que même pour une police Monospace, la taille de chacun des caractères différait. Il y avait donc une erreur dans la méthode pour mesurer ces caractères. Nous avons cherché bien d'autres façon </text:span><text:span text:style-name="T23">de mesurer le texte, </text:span><text:span text:style-name="T24">et parmi celles-ci nous avons retenu</text:span></text:p>
      <text:p text:style-name="P15"/>
      <text:p text:style-name="P16">- <text:span text:style-name="T19">disposer correctement les éléments dans l'interface graphique</text:span></text:p>
      <text:p text:style-name="P16"><text:span text:style-name="T19">- evaluation de la longueur des caractères</text:span></text:p>
      <text:p text:style-name="P15">- <text:span text:style-name="T19">modification de la librairie pour faire des retours à la ligne</text:span></text:p>
      <text:p text:style-name="P15">- <text:span text:style-name="T19">repenser la structure pour l'hyphénation</text:span></text:p>
      <text:p text:style-name="P15">- </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50S</meta:editing-duration>
    <meta:editing-cycles>25</meta:editing-cycles>
    <meta:generator>LibreOffice/4.2.6.3$Linux_X86_64 LibreOffice_project/420m0$Build-3</meta:generator>
    <dc:date>2015-01-06T23:55:53.423272142</dc:date>
    <meta:document-statistic meta:table-count="0" meta:image-count="0" meta:object-count="0" meta:page-count="3" meta:paragraph-count="24" meta:word-count="599" meta:character-count="3810" meta:non-whitespace-character-count="3234"/>
    <meta:user-defined meta:name="Info 1"/>
    <meta:user-defined meta:name="Info 2"/>
    <meta:user-defined meta:name="Info 3"/>
    <meta:user-defined meta:name="Info 4"/>
  </office:meta>
</office:document-meta>
</file>